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lbertus Extra Bold" svg:font-family="'Albertus Extra Bold', 'Century Gothic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8.296cm" table:align="margins" style:writing-mode="lr-tb"/>
    </style:style>
    <style:style style:name="Table2.A" style:family="table-column">
      <style:table-column-properties style:column-width="1.383cm" style:rel-column-width="10922*"/>
    </style:style>
    <style:style style:name="Table2.B" style:family="table-column">
      <style:table-column-properties style:column-width="6.913cm" style:rel-column-width="5461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.1.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officeooo:rsid="00181c70" officeooo:paragraph-rsid="00181c70"/>
    </style:style>
    <style:style style:name="P4" style:family="paragraph" style:parent-style-name="Standard">
      <style:text-properties officeooo:rsid="00181c70" officeooo:paragraph-rsid="00181c70"/>
    </style:style>
    <style:style style:name="P5" style:family="paragraph" style:parent-style-name="Heading_20_1">
      <style:text-properties officeooo:rsid="00181c70" officeooo:paragraph-rsid="00181c70"/>
    </style:style>
    <style:style style:name="P6" style:family="paragraph" style:parent-style-name="Heading_20_1" style:master-page-name="Standard">
      <style:paragraph-properties style:page-number="auto"/>
      <style:text-properties officeooo:rsid="00181c70" officeooo:paragraph-rsid="00181c70"/>
    </style:style>
    <style:style style:name="P7" style:family="paragraph" style:parent-style-name="Table_20_Contents">
      <style:paragraph-properties fo:text-align="center" style:justify-single-word="false"/>
      <style:text-properties officeooo:rsid="00181c70" officeooo:paragraph-rsid="00181c70"/>
    </style:style>
    <style:style style:name="P8" style:family="paragraph" style:parent-style-name="Table_20_Contents">
      <style:text-properties officeooo:rsid="00181c70" officeooo:paragraph-rsid="00181c70"/>
    </style:style>
    <style:style style:name="T1" style:family="text">
      <style:text-properties style:text-position="sub 58%"/>
    </style:style>
    <style:style style:name="Sect1" style:family="section">
      <style:section-properties style:writing-mode="lr-tb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</text:p>
      <text:section text:style-name="Sect1" text:name="Section4">
        <text:p text:style-name="P5">B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7">C</text:p>
            </table:table-cell>
            <table:table-cell table:style-name="Table2.B1" office:value-type="string">
              <text:p text:style-name="P7">D</text:p>
            </table:table-cell>
          </table:table-row>
          <table:table-row>
            <table:table-cell table:style-name="Table2.A2" office:value-type="string">
              <text:p text:style-name="P8">E</text:p>
            </table:table-cell>
            <table:table-cell>
              <table:table table:is-sub-table="true">
                <table:table-column table:style-name="Table2.B"/>
                <table:table-row>
                  <table:table-cell table:style-name="Table2.B2.1.1" office:value-type="string">
                    <text:p text:style-name="P3">F</text:p>
                  </table:table-cell>
                </table:table-row>
                <table:table-row>
                  <table:table-cell table:style-name="Table2.B2.1.1" office:value-type="string">
                    <text:p text:style-name="P3">G</text:p>
                  </table:table-cell>
                </table:table-row>
                <table:table-row>
                  <table:table-cell table:style-name="Table2.B2.1.1" office:value-type="string">
                    <text:p text:style-name="P3">H</text:p>
                  </table:table-cell>
                </table:table-row>
              </table:table>
            </table:table-cell>
          </table:table-row>
        </table:table>
        <text:p text:style-name="P4">I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lbertus Extra Bold" svg:font-family="'Albertus Extra Bold', 'Century Gothic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justify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en" fo:country="US" style:font-name-asian="SimSun" style:font-family-asian="SimSun, 宋体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start" style:justify-single-word="fals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cm" fo:margin-bottom="0.31cm" loext:contextual-spacing="false" fo:text-align="start" style:justify-single-word="false" fo:orphans="0" fo:widows="0" fo:padding="0cm" fo:border="none" style:shadow="none" fo:keep-with-next="always"/>
      <style:text-properties fo:color="#000000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82cm" fo:margin-bottom="0.61cm" loext:contextual-spacing="false" fo:text-align="start" style:justify-single-word="false" fo:padding="0cm" fo:border-left="none" fo:border-right="none" fo:border-top="0.06pt solid #999999" fo:border-bottom="none" style:shadow="non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text-align="start" style:justify-single-word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Normal_20_numbered" style:display-name="Normal numbered" style:family="paragraph" style:parent-style-name="Standard" style:list-style-name="WW8Num16">
      <style:paragraph-properties fo:margin-left="0cm" fo:margin-right="0cm" fo:text-indent="0cm" style:auto-text-indent="false"/>
    </style:style>
    <style:style style:name="Comment_20_Text" style:display-name="Comment Text" style:family="paragraph" style:parent-style-name="Standard">
      <style:text-properties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fo:font-size="8pt" style:font-size-asian="8pt" style:font-name-complex="Tahoma" style:font-family-complex="Tahoma" style:font-family-generic-complex="swiss" style:font-pitch-complex="variable" style:font-size-complex="8pt"/>
    </style:style>
    <style:style style:name="Document_20_Map" style:display-name="Document Map" style:family="paragraph" style:parent-style-name="Standard">
      <style:graphic-properties draw:fill="solid" draw:fill-color="#000080" draw:opacity="100%"/>
      <style:paragraph-properties fo:background-color="#000080"/>
      <style:text-properties style:font-name-complex="Tahoma" style:font-family-complex="Tahoma" style:font-family-generic-complex="swiss" style:font-pitch-complex="variable" style:font-size-complex="10pt"/>
    </style:style>
    <style:style style:name="Labelling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Numbering_20_Symbols" style:display-name="Numbering Symbols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6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style:font-name-asian="SimSun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fo:font-style="normal" style:font-style-asian="norma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 style:font-name-asian="SimSun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2.54cm" text:min-label-width="0.635cm"/>
        <style:text-properties style:font-name="Wingdings"/>
      </text:list-level-style-bullet>
      <text:list-level-style-number text:level="4" style:num-suffix="." style:num-format="1">
        <style:list-level-properties text:min-label-width="0.635cm"/>
      </text:list-level-style-number>
      <text:list-level-style-bullet text:level="5" text:style-name="WW8Num1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z6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13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3z0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3z0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">
        <style:list-level-properties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$Build-2</meta:generator>
    <dc:title>Introduction</dc:title>
    <meta:initial-creator>MARY CHOW</meta:initial-creator>
    <meta:creation-date>2006-11-24T20:10:00</meta:creation-date>
    <dc:creator>Caolán McNamara</dc:creator>
    <dc:date>2015-06-11T13:10:29.166718286</dc:date>
    <meta:printed-by>Kah Ming Sim</meta:printed-by>
    <meta:print-date>2006-12-26T22:33:13</meta:print-date>
    <dc:language>en-US</dc:language>
    <meta:editing-cycles>269</meta:editing-cycles>
    <meta:editing-duration>PT16H48M37S</meta:editing-duration>
    <meta:document-statistic meta:table-count="1" meta:image-count="0" meta:object-count="0" meta:page-count="1" meta:paragraph-count="9" meta:word-count="9" meta:character-count="9" meta:non-whitespace-character-count="9"/>
    <meta:user-defined meta:name="Info 1"/>
    <meta:user-defined meta:name="Info 2"/>
    <meta:user-defined meta:name="Info 3"/>
    <meta:user-defined meta:name="Info 4"/>
  </office:meta>
</office:document-meta>
</file>